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60b63" officeooo:paragraph-rsid="00160b63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60b63" officeooo:paragraph-rsid="00160b63" style:font-size-asian="20pt" style:font-size-complex="20pt"/>
    </style:style>
    <style:style style:name="P3" style:family="paragraph" style:parent-style-name="Standard">
      <style:text-properties fo:font-size="20pt" fo:font-weight="normal" officeooo:rsid="0017f8ed" officeooo:paragraph-rsid="0017f8ed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size="12pt" officeooo:rsid="00160b63" officeooo:paragraph-rsid="00160b63" style:font-size-asian="10.5pt" style:font-size-complex="12pt"/>
    </style:style>
    <style:style style:name="P5" style:family="paragraph" style:parent-style-name="Standard">
      <style:text-properties fo:font-size="12pt" officeooo:rsid="00160b63" officeooo:paragraph-rsid="0017f8ed" style:font-size-asian="10.5pt" style:font-size-complex="12pt"/>
    </style:style>
    <style:style style:name="P6" style:family="paragraph" style:parent-style-name="Standard">
      <style:text-properties fo:font-size="12pt" fo:font-weight="normal" officeooo:rsid="00160b63" officeooo:paragraph-rsid="00160b6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60b63" officeooo:paragraph-rsid="0017f8ed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7f8ed" officeooo:paragraph-rsid="0017f8ed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7f8ed" officeooo:paragraph-rsid="0017f8ed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5pt" officeooo:rsid="00160b63" officeooo:paragraph-rsid="00160b63" style:font-size-asian="13.1000003814697pt" style:font-size-complex="15pt"/>
    </style:style>
    <style:style style:name="P11" style:family="paragraph" style:parent-style-name="Standard">
      <style:text-properties fo:font-size="15pt" officeooo:rsid="00160b63" officeooo:paragraph-rsid="0017f8ed" style:font-size-asian="13.1000003814697pt" style:font-size-complex="15pt"/>
    </style:style>
    <style:style style:name="P12" style:family="paragraph" style:parent-style-name="Standard">
      <style:text-properties fo:font-size="15pt" fo:font-weight="normal" officeooo:rsid="00160b63" officeooo:paragraph-rsid="00160b63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font-size="15pt" fo:font-weight="normal" officeooo:rsid="00160b63" officeooo:paragraph-rsid="0017f8ed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normal" officeooo:rsid="0017f8ed" officeooo:paragraph-rsid="0017f8ed" style:font-size-asian="13.1000003814697pt" style:font-weight-asian="normal" style:font-size-complex="15pt" style:font-weight-complex="normal"/>
    </style:style>
    <style:style style:name="P15" style:family="paragraph" style:parent-style-name="Standard">
      <style:text-properties fo:font-size="14pt" officeooo:rsid="00160b63" officeooo:paragraph-rsid="00160b63" style:font-size-asian="12.25pt" style:font-size-complex="14pt"/>
    </style:style>
    <style:style style:name="P16" style:family="paragraph" style:parent-style-name="Standard">
      <style:text-properties fo:font-size="14pt" fo:font-weight="normal" officeooo:rsid="0017f8ed" officeooo:paragraph-rsid="0017f8ed" style:font-size-asian="12.25pt" style:font-weight-asian="normal" style:font-size-complex="14pt" style:font-weight-complex="normal"/>
    </style:style>
    <style:style style:name="P17" style:family="paragraph" style:parent-style-name="Text_20_body">
      <style:text-properties officeooo:paragraph-rsid="001ba79c"/>
    </style:style>
    <style:style style:name="P18" style:family="paragraph" style:parent-style-name="Text_20_body">
      <style:text-properties officeooo:paragraph-rsid="001c674b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01c674b" officeooo:paragraph-rsid="001c674b"/>
    </style:style>
    <style:style style:name="P21" style:family="paragraph" style:parent-style-name="Text_20_body">
      <style:text-properties officeooo:rsid="001ee677" officeooo:paragraph-rsid="001ee677"/>
    </style:style>
    <style:style style:name="P22" style:family="paragraph" style:parent-style-name="Text_20_body">
      <style:text-properties officeooo:rsid="001f1d7b" officeooo:paragraph-rsid="001f1d7b"/>
    </style:style>
    <style:style style:name="P23" style:family="paragraph" style:parent-style-name="Text_20_body">
      <style:text-properties officeooo:rsid="00209cec" officeooo:paragraph-rsid="00209cec"/>
    </style:style>
    <style:style style:name="P24" style:family="paragraph" style:parent-style-name="Text_20_body">
      <style:text-properties officeooo:rsid="00222ccf" officeooo:paragraph-rsid="00222ccf"/>
    </style:style>
    <style:style style:name="P25" style:family="paragraph" style:parent-style-name="Text_20_body">
      <style:text-properties officeooo:rsid="0022fdf5" officeooo:paragraph-rsid="0022fdf5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28" style:family="paragraph" style:parent-style-name="Heading_20_1">
      <style:paragraph-properties fo:break-before="page"/>
      <style:text-properties officeooo:rsid="001ba79c" officeooo:paragraph-rsid="001ba7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f8e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7f8ed"/>
    </style:style>
    <style:style style:name="T5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officeooo:rsid="0017f8ed" style:font-size-asian="15pt" style:font-weight-asian="normal" style:font-size-complex="15pt" style:font-weight-complex="normal"/>
    </style:style>
    <style:style style:name="T7" style:family="text">
      <style:text-properties officeooo:rsid="001ba79c"/>
    </style:style>
    <style:style style:name="T8" style:family="text">
      <style:text-properties officeooo:rsid="001c674b"/>
    </style:style>
    <style:style style:name="T9" style:family="text">
      <style:text-properties officeooo:rsid="0020fb8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che fonctionnelle <text:span text:style-name="T4">v1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9"><text:a xlink:type="simple" xlink:href="#__RefHeading___Toc120_1334861747" text:style-name="Index_20_Link" text:visited-style-name="Index_20_Link">Page d’accueil <text:tab/>2</text:a></text:p>
          <text:p text:style-name="P19"><text:a xlink:type="simple" xlink:href="#__RefHeading___Toc122_1334861747" text:style-name="Index_20_Link" text:visited-style-name="Index_20_Link">Page profil<text:tab/>3</text:a></text:p>
          <text:p text:style-name="P19"><text:a xlink:type="simple" xlink:href="#__RefHeading___Toc132_1120553314" text:style-name="Index_20_Link" text:visited-style-name="Index_20_Link">Objectif v1 pour le 22 mai :<text:tab/>4</text:a></text:p>
        </text:index-body>
      </text:table-of-content>
      <text:p text:style-name="P1"/>
      <text:h text:style-name="P26" text:outline-level="1"><text:bookmark-start text:name="__RefHeading___Toc120_1334861747"/>Page d’accueil <text:bookmark-end text:name="__RefHeading___Toc120_1334861747"/></text:h>
      <text:p text:style-name="P1"/>
      <text:p text:style-name="P15">Elle a pour rôle de présenter très rapidement le club, le sport, la boutique et les sponsors</text:p>
      <text:p text:style-name="P1"/>
      <text:p text:style-name="P10">Header :</text:p>
      <text:p text:style-name="P10"/>
      <text:p text:style-name="P4">Le bouton <text:span text:style-name="T1">se connecter </text:span>: <text:span text:style-name="T3">ouvre une fenêtre modale intégrant un formulaire de connexion. Si les login et password sont bons, redirection vers le profil de l’utilisateur.</text:span></text:p>
      <text:p text:style-name="P6"/>
      <text:p text:style-name="P6">Les différents liens dans le menu de navigation : permet de naviguer vers les sections correspondantes dans la page d’accueil. </text:p>
      <text:p text:style-name="P6"/>
      <text:p text:style-name="P12">Main :</text:p>
      <text:p text:style-name="P12"/>
      <text:p text:style-name="P5"><text:span text:style-name="T3">Comme expliqué plus haut, toutes les sections composant le corps principal de la page servent à donner de brefs informations. Il ensuite possible d’utiliser les boutons « voir plus » pour être redirigé vers la page correspondante, et donc avoir plus d’informations sur la thématique choisie.<text:line-break/><text:line-break/></text:span><text:span text:style-name="T6">Footer</text:span><text:span text:style-name="T5"> :</text:span></text:p>
      <text:p text:style-name="P13"/>
      <text:p text:style-name="P9">La partie footer regroupe les différents liens et informations utiles.</text:p>
      <text:p text:style-name="P6"/>
      <text:h text:style-name="P27" text:outline-level="1"><text:bookmark-start text:name="__RefHeading___Toc122_1334861747"/>Page <text:span text:style-name="T4">profil</text:span><text:bookmark-end text:name="__RefHeading___Toc122_1334861747"/></text:h>
      <text:p text:style-name="P3"/>
      <text:p text:style-name="P16">La page profil n’est accessible qu’aux personnes inscrites au club. L’idée est d’avoir ici un espace « premium » avec des fonctions spéciales.</text:p>
      <text:p text:style-name="P16"/>
      <text:p text:style-name="P11">Header :</text:p>
      <text:p text:style-name="P11"/>
      <text:p text:style-name="P5">Le bouton <text:span text:style-name="T2">accueil</text:span>: <text:span text:style-name="T4">renvoie sur la page d’accueil</text:span><text:span text:style-name="T3">.</text:span></text:p>
      <text:p text:style-name="P7"/>
      <text:p text:style-name="P7">Les différents liens dans le menu de navigation : permet de naviguer vers les sections correspondantes. </text:p>
      <text:p text:style-name="P14"/>
      <text:h text:style-name="P28" text:outline-level="1"><text:bookmark-start text:name="__RefHeading___Toc132_1120553314"/>Objectif v1 <text:span text:style-name="T8">pour le 22 mai :</text:span><text:bookmark-end text:name="__RefHeading___Toc132_1120553314"/></text:h>
      <text:p text:style-name="P17"/>
      <text:p text:style-name="P18">- <text:span text:style-name="T7">Finir la version visiteur :</text:span></text:p>
      <text:p text:style-name="P20">Remplir toutes les pages</text:p>
      <text:p text:style-name="P20">Ajouter un smooth scroll</text:p>
      <text:p text:style-name="P20">Créer la base de donnée avec les photos, user et commencer le panel admin</text:p>
      <text:p text:style-name="P20"/>
      <text:p text:style-name="P20"/>
      <text:p text:style-name="P21">Calendrier accessible a tout le monde</text:p>
      <text:p text:style-name="P21">session d’entrainement et découvertes</text:p>
      <text:p text:style-name="P21">calendar (code couleur <text:span text:style-name="T9">suivant le lieu</text:span>) avec map</text:p>
      <text:p text:style-name="P21">formulaire boutique (mailto adresse de victor + objet boutique) </text:p>
      <text:p text:style-name="P21">sponsors : paris cola / footgolf inside ADD logo</text:p>
      <text:p text:style-name="P22">Boutique, mail automatique de reponse apres commande ‘Votre commande a bien été prise en compte, nous vous recontactons bientôt’</text:p>
      <text:p text:style-name="P21">Section Sponsors : </text:p>
      <text:p text:style-name="P21">« Ils nous ont fait confiance » a ajouter</text:p>
      <text:p text:style-name="P23">créer bouton atelier decouverte</text:p>
      <text:p text:style-name="P23">NAS</text:p>
      <text:p text:style-name="P24">se renseigner sur les serveurs (location)</text:p>
      <text:p text:style-name="P25">Avant le 31 (envoyer dossier zip)</text:p>
      <text:p text:style-name="P21"/>
      <text:p text:style-name="P21"/>
      <text:p text:style-name="P20"><text:line-break/><text:line-break/></text:p>
      <text:p text:style-name="P1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22:49.968054087</meta:creation-date>
    <dc:date>2017-05-22T18:27:20.397300727</dc:date>
    <meta:editing-duration>PT19M48S</meta:editing-duration>
    <meta:editing-cycles>7</meta:editing-cycles>
    <meta:generator>LibreOffice/5.3.1.2$Linux_X86_64 LibreOffice_project/30m0$Build-2</meta:generator>
    <meta:document-statistic meta:table-count="0" meta:image-count="0" meta:object-count="0" meta:page-count="4" meta:paragraph-count="36" meta:word-count="318" meta:character-count="1911" meta:non-whitespace-character-count="1619"/>
  </office:meta>
</office:document-meta>
</file>